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8963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7746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72526"/>
          <table:table-cell office:value-type="float" office:value="0.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62.0"/>
          <table:table-cell office:value-type="float" office:value="21586.0"/>
          <table:table-cell office:value-type="string">
            <text:p/>
          </table:table-cell>
          <table:table-cell office:value-type="float" office:value="1657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17528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8.0"/>
          <table:table-cell office:value-type="float" office:value="24212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0855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8.0"/>
          <table:table-cell office:value-type="float" office:value="24212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85614"/>
          <table:table-cell office:value-type="float" office:value="0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63.0"/>
          <table:table-cell office:value-type="float" office:value="21587.0"/>
          <table:table-cell office:value-type="string">
            <text:p/>
          </table:table-cell>
          <table:table-cell office:value-type="float" office:value="1657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96849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2473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53847"/>
          <table:table-cell office:value-type="float" office:value="0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62.0"/>
          <table:table-cell office:value-type="float" office:value="21586.0"/>
          <table:table-cell office:value-type="string">
            <text:p/>
          </table:table-cell>
          <table:table-cell office:value-type="float" office:value="16570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11832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9.0"/>
          <table:table-cell office:value-type="float" office:value="24213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48975"/>
          <table:table-cell office:value-type="float" office:value="0.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9.0"/>
          <table:table-cell office:value-type="float" office:value="24213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14781"/>
          <table:table-cell office:value-type="float" office:value="0.1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64.0"/>
          <table:table-cell office:value-type="float" office:value="21588.0"/>
          <table:table-cell office:value-type="string">
            <text:p/>
          </table:table-cell>
          <table:table-cell office:value-type="float" office:value="1657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06489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94816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67.0"/>
          <table:table-cell office:value-type="float" office:value="24211.0"/>
          <table:table-cell office:value-type="string">
            <text:p/>
          </table:table-cell>
          <table:table-cell office:value-type="float" office:value="185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52217"/>
          <table:table-cell office:value-type="float" office:value="0.2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62.0"/>
          <table:table-cell office:value-type="float" office:value="21586.0"/>
          <table:table-cell office:value-type="string">
            <text:p/>
          </table:table-cell>
          <table:table-cell office:value-type="float" office:value="1657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5512"/>
          <table:table-cell office:value-type="float" office:value="0.10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7.0"/>
          <table:table-cell office:value-type="float" office:value="6251.0"/>
          <table:table-cell office:value-type="float" office:value="18317.0"/>
          <table:table-cell office:value-type="float" office:value="99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.09846"/>
          <table:table-cell office:value-type="float" office:value="1.767"/>
          <table:table-cell office:value-type="float" office:value="1.67"/>
          <table:table-cell office:value-type="float" office:value="90513.0"/>
          <table:table-cell office:value-type="float" office:value="0.0"/>
          <table:table-cell office:value-type="float" office:value="83.0"/>
          <table:table-cell office:value-type="float" office:value="6478.0"/>
          <table:table-cell office:value-type="float" office:value="97008.0"/>
          <table:table-cell office:value-type="float" office:value="6251.0"/>
          <table:table-cell office:value-type="float" office:value="1831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18.446"/>
          <table:table-cell office:value-type="float" office:value="318.219"/>
          <table:table-cell office:value-type="float" office:value="318.09"/>
          <table:table-cell office:value-type="float" office:value="8004754.0"/>
          <table:table-cell office:value-type="float" office:value="0.0"/>
          <table:table-cell office:value-type="float" office:value="5690.0"/>
          <table:table-cell office:value-type="float" office:value="612248.0"/>
          <table:table-cell office:value-type="float" office:value="8617584.0"/>
          <table:table-cell office:value-type="float" office:value="5542.0"/>
          <table:table-cell office:value-type="float" office:value="15542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06647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string">
            <text:p/>
          </table:table-cell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364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string">
            <text:p/>
          </table:table-cell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3861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80.0"/>
          <table:table-cell office:value-type="float" office:value="8683.0"/>
          <table:table-cell office:value-type="string">
            <text:p/>
          </table:table-cell>
          <table:table-cell office:value-type="float" office:value="6606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3.657"/>
          <table:table-cell office:value-type="float" office:value="13.334"/>
          <table:table-cell office:value-type="float" office:value="13.25"/>
          <table:table-cell office:value-type="float" office:value="548125.0"/>
          <table:table-cell office:value-type="float" office:value="0.0"/>
          <table:table-cell office:value-type="float" office:value="112.0"/>
          <table:table-cell office:value-type="float" office:value="7562.0"/>
          <table:table-cell office:value-type="float" office:value="555976.0"/>
          <table:table-cell office:value-type="float" office:value="6251.0"/>
          <table:table-cell office:value-type="float" office:value="1832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52.377"/>
          <table:table-cell office:value-type="float" office:value="352.105"/>
          <table:table-cell office:value-type="float" office:value="352.0"/>
          <table:table-cell office:value-type="float" office:value="22140998.0"/>
          <table:table-cell office:value-type="float" office:value="0.0"/>
          <table:table-cell office:value-type="float" office:value="15355.0"/>
          <table:table-cell office:value-type="float" office:value="2107048.0"/>
          <table:table-cell office:value-type="float" office:value="24248045.0"/>
          <table:table-cell office:value-type="float" office:value="6251.0"/>
          <table:table-cell office:value-type="float" office:value="1832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9.48713"/>
          <table:table-cell office:value-type="float" office:value="9.154"/>
          <table:table-cell office:value-type="float" office:value="9.07"/>
          <table:table-cell office:value-type="float" office:value="213984.0"/>
          <table:table-cell office:value-type="float" office:value="0.0"/>
          <table:table-cell office:value-type="float" office:value="2271.0"/>
          <table:table-cell office:value-type="float" office:value="274108.0"/>
          <table:table-cell office:value-type="float" office:value="488162.0"/>
          <table:table-cell office:value-type="float" office:value="6251.0"/>
          <table:table-cell office:value-type="float" office:value="18325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78.416"/>
          <table:table-cell office:value-type="float" office:value="78.14"/>
          <table:table-cell office:value-type="float" office:value="78.02"/>
          <table:table-cell office:value-type="float" office:value="4835557.0"/>
          <table:table-cell office:value-type="float" office:value="0.0"/>
          <table:table-cell office:value-type="float" office:value="2855.0"/>
          <table:table-cell office:value-type="float" office:value="352878.0"/>
          <table:table-cell office:value-type="float" office:value="5188512.0"/>
          <table:table-cell office:value-type="float" office:value="6251.0"/>
          <table:table-cell office:value-type="float" office:value="18325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60.33"/>
          <table:table-cell office:value-type="float" office:value="360.072"/>
          <table:table-cell office:value-type="float" office:value="359.97"/>
          <table:table-cell office:value-type="float" office:value="6747300.0"/>
          <table:table-cell office:value-type="float" office:value="0.0"/>
          <table:table-cell office:value-type="float" office:value="13961.0"/>
          <table:table-cell office:value-type="float" office:value="1520576.0"/>
          <table:table-cell office:value-type="float" office:value="8268463.0"/>
          <table:table-cell office:value-type="float" office:value="5542.0"/>
          <table:table-cell office:value-type="float" office:value="15550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86563"/>
          <table:table-cell office:value-type="float" office:value="2.584"/>
          <table:table-cell office:value-type="float" office:value="2.46"/>
          <table:table-cell office:value-type="float" office:value="95975.0"/>
          <table:table-cell office:value-type="float" office:value="0.0"/>
          <table:table-cell office:value-type="float" office:value="68.0"/>
          <table:table-cell office:value-type="float" office:value="5001.0"/>
          <table:table-cell office:value-type="float" office:value="101168.0"/>
          <table:table-cell office:value-type="float" office:value="6251.0"/>
          <table:table-cell office:value-type="float" office:value="18318.0"/>
          <table:table-cell office:value-type="float" office:value="103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.2336"/>
          <table:table-cell office:value-type="float" office:value="2.959"/>
          <table:table-cell office:value-type="float" office:value="2.81"/>
          <table:table-cell office:value-type="float" office:value="167078.0"/>
          <table:table-cell office:value-type="float" office:value="0.0"/>
          <table:table-cell office:value-type="float" office:value="170.0"/>
          <table:table-cell office:value-type="float" office:value="17651.0"/>
          <table:table-cell office:value-type="float" office:value="184746.0"/>
          <table:table-cell office:value-type="float" office:value="6251.0"/>
          <table:table-cell office:value-type="float" office:value="18318.0"/>
          <table:table-cell office:value-type="float" office:value="103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720.883"/>
          <table:table-cell office:value-type="float" office:value="720.641"/>
          <table:table-cell office:value-type="float" office:value="720.53"/>
          <table:table-cell office:value-type="float" office:value="22329990.0"/>
          <table:table-cell office:value-type="float" office:value="0.0"/>
          <table:table-cell office:value-type="float" office:value="22972.0"/>
          <table:table-cell office:value-type="float" office:value="3064323.0"/>
          <table:table-cell office:value-type="float" office:value="25394800.0"/>
          <table:table-cell office:value-type="float" office:value="5542.0"/>
          <table:table-cell office:value-type="float" office:value="15543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